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klog:</text:p>
      <text:p text:style-name="Standard"/>
      <text:list xml:id="list1593955538678297602" text:style-name="L1">
        <text:list-item>
          <text:p text:style-name="P1">Create Entities directly from Data Model (Improvement)</text:p>
        </text:list-item>
        <text:list-item>
          <text:p text:style-name="P1">Create Check Class with methods RequireInjected, RequireNotNull</text:p>
        </text:list-item>
        <text:list-item>
          <text:p text:style-name="P1">Remove Binary and Object files from G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3T18:42:48.14</meta:creation-date>
    <dc:date>2020-04-13T19:27:12.29</dc:date>
    <meta:editing-duration>PT19M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4" meta:word-count="25" meta:character-count="167"/>
  </office:meta>
</office:document-meta>
</file>